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0.003cm" table:align="margins"/>
    </style:style>
    <style:style style:name="Tabella3.A" style:family="table-column">
      <style:table-column-properties style:column-width="1.905cm" style:rel-column-width="6241*"/>
    </style:style>
    <style:style style:name="Tabella3.B" style:family="table-column">
      <style:table-column-properties style:column-width="3.387cm" style:rel-column-width="11095*"/>
    </style:style>
    <style:style style:name="Tabella3.C" style:family="table-column">
      <style:table-column-properties style:column-width="5.907cm" style:rel-column-width="19354*"/>
    </style:style>
    <style:style style:name="Tabella3.D" style:family="table-column">
      <style:table-column-properties style:column-width="1.561cm" style:rel-column-width="5114*"/>
    </style:style>
    <style:style style:name="Tabella3.E" style:family="table-column">
      <style:table-column-properties style:column-width="7.243cm" style:rel-column-width="23731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0.003cm" table:align="margins"/>
    </style:style>
    <style:style style:name="Tabella5.A" style:family="table-column">
      <style:table-column-properties style:column-width="1.005cm" style:rel-column-width="570*"/>
    </style:style>
    <style:style style:name="Tabella5.B" style:family="table-column">
      <style:table-column-properties style:column-width="4.842cm" style:rel-column-width="2745*"/>
    </style:style>
    <style:style style:name="Tabella5.D" style:family="table-column">
      <style:table-column-properties style:column-width="2.302cm" style:rel-column-width="1305*"/>
    </style:style>
    <style:style style:name="Tabella5.E" style:family="table-column">
      <style:table-column-properties style:column-width="3.81cm" style:rel-column-width="2160*"/>
    </style:style>
    <style:style style:name="Tabella5.F" style:family="table-column">
      <style:table-column-properties style:column-width="1.588cm" style:rel-column-width="900*"/>
    </style:style>
    <style:style style:name="Tabella5.G" style:family="table-column">
      <style:table-column-properties style:column-width="1.614cm" style:rel-column-width="915*"/>
    </style:style>
    <style:style style:name="Tabella5.A1" style:family="table-cell">
      <style:table-cell-properties fo:background-color="#cccccc" fo:padding="0cm" fo:border-left="0.05pt dotted #000000" fo:border-right="none" fo:border-top="0.05pt solid #000000" fo:border-bottom="0.05pt dotted #000000">
        <style:background-image/>
      </style:table-cell-properties>
    </style:style>
    <style:style style:name="Tabella5.G1" style:family="table-cell">
      <style:table-cell-properties fo:background-color="#cccccc" fo:padding="0cm" fo:border-left="0.05pt dotted #000000" fo:border-right="0.05pt dotte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padding="0cm" fo:border-left="0.05pt dotted #000000" fo:border-right="0.05pt dotted #000000" fo:border-top="none" fo:border-bottom="0.05pt dotted #000000"/>
    </style:style>
    <style:style style:name="Tabella5.A3" style:family="table-cell">
      <style:table-cell-properties style:vertical-align="middle" fo:padding="0cm" fo:border-left="0.05pt dotted #000000" fo:border-right="0.05pt dotted #000000" fo:border-top="none" fo:border-bottom="0.05pt dotted #000000"/>
    </style:style>
    <style:style style:name="Tabella5.A4" style:family="table-cell">
      <style:table-cell-properties style:vertical-align="middle" fo:padding="0cm" fo:border-left="0.05pt dotted #000000" fo:border-right="none" fo:border-top="none" fo:border-bottom="0.05pt dotted #000000"/>
    </style:style>
    <style:style style:name="Tabella5.F4" style:family="table-cell">
      <style:table-cell-properties style:vertical-align="middle" fo:padding-left="0cm" fo:padding-right="0.101cm" fo:padding-top="0cm" fo:padding-bottom="0cm" fo:border-left="0.05pt dotted #000000" fo:border-right="none" fo:border-top="none" fo:border-bottom="0.05pt dotted #000000"/>
    </style:style>
    <style:style style:name="Tabella5.G4" style:family="table-cell">
      <style:table-cell-properties style:vertical-align="middle" fo:padding-left="0cm" fo:padding-right="0.101cm" fo:padding-top="0cm" fo:padding-bottom="0cm" fo:border-left="0.05pt dotted #000000" fo:border-right="0.05pt dotted #000000" fo:border-top="none" fo:border-bottom="0.05pt dotted #000000"/>
    </style:style>
    <style:style style:name="Tabella5.D7" style:family="table-cell">
      <style:table-cell-properties style:vertical-align="middle" fo:background-color="#99ccff" fo:padding="0cm" fo:border-left="0.05pt dotted #000000" fo:border-right="none" fo:border-top="none" fo:border-bottom="0.05pt dotted #000000">
        <style:background-image/>
      </style:table-cell-properties>
    </style:style>
    <style:style style:name="Tabella5.A9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5.687cm" style:rel-column-width="18633*"/>
    </style:style>
    <style:style style:name="Tabella1.B" style:family="table-column">
      <style:table-column-properties style:column-width="2.505cm" style:rel-column-width="8207*"/>
    </style:style>
    <style:style style:name="Tabella1.E" style:family="table-column">
      <style:table-column-properties style:column-width="6.8cm" style:rel-column-width="22281*"/>
    </style:style>
    <style:style style:name="Tabella1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fo:background-color="#cccccc" fo:padding="0cm" fo:border="0.05pt solid #000000">
        <style:background-image/>
      </style:table-cell-properties>
    </style:style>
    <style:style style:name="Tabella1.A2" style:family="table-cell">
      <style:table-cell-properties fo:padding="0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cm" fo:border-left="0.05pt solid #000000" fo:border-right="none" fo:border-top="none" fo:border-bottom="0.05pt solid #000000"/>
    </style:style>
    <style:style style:name="Tabella1.E3" style:family="table-cell">
      <style:table-cell-properties fo:padding="0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147cm" style:rel-column-width="10309*"/>
    </style:style>
    <style:style style:name="Tabella7.B" style:family="table-column">
      <style:table-column-properties style:column-width="3.149cm" style:rel-column-width="10315*"/>
    </style:style>
    <style:style style:name="Tabella7.C" style:family="table-column">
      <style:table-column-properties style:column-width="7.41cm" style:rel-column-width="24278*"/>
    </style:style>
    <style:style style:name="Tabella7.D" style:family="table-column">
      <style:table-column-properties style:column-width="6.297cm" style:rel-column-width="20633*"/>
    </style:style>
    <style:style style:name="Tabella7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7.D1" style:family="table-cell">
      <style:table-cell-properties fo:background-color="#dddddd" fo:padding="0.049cm" fo:border="0.05pt solid #000000">
        <style:background-image/>
      </style:table-cell-properties>
    </style:style>
    <style:style style:name="Tabella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49cm" fo:border-left="0.05pt solid #000000" fo:border-right="none" fo:border-top="none" fo:border-bottom="0.05pt solid #000000"/>
    </style:style>
    <style:style style:name="Tabella7.B4" style:family="table-cell">
      <style:table-cell-properties fo:padding="0.049cm" fo:border-left="0.05pt solid #000000" fo:border-right="none" fo:border-top="none" fo:border-bottom="0.05pt solid #000000"/>
    </style:style>
    <style:style style:name="Tabella7.C4" style:family="table-cell">
      <style:table-cell-properties fo:padding="0.049cm" fo:border-left="0.05pt solid #000000" fo:border-right="none" fo:border-top="none" fo:border-bottom="0.05pt solid #000000"/>
    </style:style>
    <style:style style:name="Tabella7.D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6fc46b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color="#000000" style:font-name="Verdana" fo:font-size="8pt" fo:font-weight="normal" officeooo:rsid="00ac433f" officeooo:paragraph-rsid="00b6207a" style:font-name-asian="SimSun" style:font-size-asian="8pt" style:font-weight-asian="normal" style:font-name-complex="Tahoma" style:font-size-complex="8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color="#ff0000" style:font-name="Verdana" fo:font-size="8pt" fo:font-weight="normal" officeooo:rsid="00ac433f" officeooo:paragraph-rsid="00b6207a" style:font-name-asian="SimSun" style:font-size-asian="8pt" style:font-weight-asian="normal" style:font-name-complex="Tahoma" style:font-size-complex="8pt" style:font-weight-complex="normal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14" style:family="paragraph" style:parent-style-name="Text_20_body">
      <style:paragraph-properties fo:margin-top="0cm" fo:margin-bottom="0cm" loext:contextual-spacing="false"/>
      <style:text-properties style:font-name="Verdana" fo:font-size="10pt" fo:font-weight="bold" officeooo:rsid="008d087d" officeooo:paragraph-rsid="00c2e25e" style:font-name-asian="SimSun" style:font-size-asian="10pt" style:font-weight-asian="bold" style:font-name-complex="Tahoma" style:font-size-complex="10pt" style:font-weight-complex="bold"/>
    </style:style>
    <style:style style:name="P1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rsid="008c5ad2" officeooo:paragraph-rsid="00379b31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4ddf5a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992c72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1" fo:font-size="8pt" fo:font-weight="bold" officeooo:paragraph-rsid="00c2e25e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8pt" fo:font-weight="normal" officeooo:paragraph-rsid="004ddf5a" style:font-name-asian="SimSun" style:font-size-asian="8pt" style:font-weight-asian="normal" style:font-name-complex="Tahoma" style:font-size-complex="8pt" style:font-weight-complex="normal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 fo:background-color="#729fcf">
        <style:background-image/>
      </style:paragraph-properties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21" style:family="paragraph" style:parent-style-name="Text_20_body">
      <style:paragraph-properties fo:margin-top="0cm" fo:margin-bottom="0cm" loext:contextual-spacing="false" fo:text-align="center" style:justify-single-word="false" fo:background-color="#729fcf">
        <style:background-image/>
      </style:paragraph-properties>
      <style:text-properties style:use-window-font-color="true" style:font-name="Verdana" fo:font-size="10pt" fo:font-weight="bold" officeooo:rsid="00ae60d2" officeooo:paragraph-rsid="00b1e9e2" style:font-name-asian="SimSun" style:font-size-asian="10pt" style:font-weight-asian="bold" style:font-name-complex="Tahoma" style:font-size-complex="10pt" style:font-weight-complex="bold"/>
    </style:style>
    <style:style style:name="P22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8pt" fo:font-weight="normal" officeooo:paragraph-rsid="007eadcd" style:font-size-asian="8pt" style:font-weight-asian="normal" style:font-size-complex="8pt" style:font-weight-complex="normal"/>
    </style:style>
    <style:style style:name="P23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50527c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3c7866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cf46" officeooo:paragraph-rsid="008b5cff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1e9e2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4431a" style:font-name-asian="SimSun" style:font-size-asian="8pt" style:font-weight-asian="bold" style:font-name-complex="Tahoma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b4431a" officeooo:paragraph-rsid="00b4431a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7a84f2" style:font-name-asian="SimSun" style:font-size-asian="8pt" style:font-weight-asian="normal" style:font-name-complex="Tahoma" style:font-size-complex="8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officeooo:paragraph-rsid="00bcf519" style:font-name-asian="SimSun" style:font-size-asian="8pt" style:font-weight-asian="normal" style:font-name-complex="Tahoma" style:font-size-complex="8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Nimbus Mono L" fo:font-size="8pt" fo:font-weight="bold" officeooo:paragraph-rsid="002ca4f5" style:font-name-asian="SimSun" style:font-size-asian="8pt" style:font-weight-asian="bold" style:font-name-complex="Tahoma" style:font-size-complex="8pt" style:font-weight-complex="bold"/>
    </style:style>
    <style:style style:name="P37" style:family="paragraph" style:parent-style-name="Table_20_Contents">
      <style:paragraph-properties fo:text-align="end" style:justify-single-word="false"/>
      <style:text-properties style:font-name="Courier 10 Pitch" fo:font-size="8pt" fo:font-weight="bold" officeooo:rsid="00723b9e" officeooo:paragraph-rsid="00723b9e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5f0dc4" officeooo:paragraph-rsid="005f0dc4" style:font-name-asian="SimSun" style:font-size-asian="8pt" style:font-weight-asian="bold" style:font-name-complex="Tahoma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a5737e" officeooo:paragraph-rsid="00a5737e" style:font-name-asian="SimSun" style:font-size-asian="8pt" style:font-weight-asian="bold" style:font-name-complex="Tahoma" style:font-size-complex="8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c03735" officeooo:paragraph-rsid="00c03735" style:font-name-asian="SimSun" style:font-size-asian="8pt" style:font-weight-asian="bold" style:font-name-complex="Tahoma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style:font-name="Verdana1" fo:font-size="8pt" fo:font-weight="bold" officeooo:rsid="00a5737e" officeooo:paragraph-rsid="00ad5e3e" style:font-name-asian="SimSun" style:font-size-asian="8pt" style:font-weight-asian="bold" style:font-name-complex="Tahoma" style:font-size-complex="8pt" style:font-weight-complex="bold"/>
    </style:style>
    <style:style style:name="P42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4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4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beb873" style:font-name-asian="SimSun" style:font-size-asian="8pt" style:font-weight-asian="normal" style:font-name-complex="Tahoma" style:font-size-complex="8pt" style:font-weight-complex="normal"/>
    </style:style>
    <style:style style:name="P47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8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95142" style:font-name-asian="SimSun" style:font-size-asian="8pt" style:font-weight-asian="normal" style:font-name-complex="Tahoma" style:font-size-complex="8pt" style:font-weight-complex="normal"/>
    </style:style>
    <style:style style:name="P49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50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6pt" fo:font-weight="normal" officeooo:paragraph-rsid="006fc46b" style:font-name-asian="SimSun" style:font-size-asian="5.25pt" style:font-weight-asian="normal" style:font-name-complex="Tahoma" style:font-size-complex="6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c99b59" style:font-name-asian="SimSun" style:font-size-asian="8pt" style:font-weight-asian="normal" style:font-name-complex="Tahoma" style:font-size-complex="8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c99b59" officeooo:paragraph-rsid="00c99b59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ddf5a" style:font-weight-asian="normal" style:font-weight-complex="normal"/>
    </style:style>
    <style:style style:name="T4" style:family="text">
      <style:text-properties fo:font-weight="normal" officeooo:rsid="00c3acde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fo:color="#cc3300"/>
    </style:style>
    <style:style style:name="T8" style:family="text">
      <style:text-properties fo:color="#ff3300"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placeholder text:placeholder-type="text">&lt;for each="o in objects"&gt;</text:placeholder></text:p>
      <text:p text:style-name="P14"><text:placeholder text:placeholder-type="text">&lt;setup_data_cut(o, data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5">TAGLIO</text:p>
          </table:table-cell>
          <table:table-cell table:style-name="Tabella3.B1" office:value-type="string">
            <text:p text:style-name="P17">Rif.: <text:placeholder text:placeholder-type="text">&lt;o.name&gt;</text:placeholder> <text:span text:style-name="T7"><text:placeholder text:placeholder-type="text">&lt;'(RESIDUA)' if (data or {}).get('mode', 'clean') == 'clean' else ''&gt;</text:placeholder></text:span></text:p>
          </table:table-cell>
          <table:table-cell table:style-name="Tabella3.B1" office:value-type="string">
            <text:p text:style-name="P16"><text:span text:style-name="T2"><text:placeholder text:placeholder-type="text">&lt;o.product_id.name&gt;</text:placeholder></text:span><text:span text:style-name="T2"> (D.</text:span><text:span text:style-name="T3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19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18">Totale produzione: <text:placeholder text:placeholder-type="text">&lt;int(get_report_extra_data('total_qty'))&gt;</text:placeholder> <text:span text:style-name="T4">(fatti: </text:span><text:span text:style-name="T4"><text:placeholder text:placeholder-type="text">&lt;int(get_report_extra_data('done_qty'))&gt;</text:placeholder></text:span><text:span text:style-name="T4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 table:number-columns-repeated="2"/>
        <table:table-column table:style-name="Tabella5.D"/>
        <table:table-column table:style-name="Tabella5.E"/>
        <table:table-column table:style-name="Tabella5.F"/>
        <table:table-column table:style-name="Tabella5.G"/>
        <table:table-header-rows>
          <table:table-row>
            <table:table-cell table:style-name="Tabella5.A1" office:value-type="string">
              <text:p text:style-name="P29">N.</text:p>
            </table:table-cell>
            <table:table-cell table:style-name="Tabella5.A1" office:value-type="string">
              <text:p text:style-name="P24">Cliente</text:p>
            </table:table-cell>
            <table:table-cell table:style-name="Tabella5.A1" office:value-type="string">
              <text:p text:style-name="P52">Destinazione</text:p>
            </table:table-cell>
            <table:table-cell table:style-name="Tabella5.A1" office:value-type="string">
              <text:p text:style-name="P24">Prodotto</text:p>
            </table:table-cell>
            <table:table-cell table:style-name="Tabella5.A1" office:value-type="string">
              <text:p text:style-name="P24">Note produzione</text:p>
            </table:table-cell>
            <table:table-cell table:style-name="Tabella5.A1" office:value-type="string">
              <text:p text:style-name="P25">Da fare</text:p>
            </table:table-cell>
            <table:table-cell table:style-name="Tabella5.G1" office:value-type="string">
              <text:p text:style-name="P25">Fatti</text:p>
            </table:table-cell>
          </table:table-row>
        </table:table-header-rows>
        <table:table-row>
          <table:table-cell table:style-name="Tabella5.A2" table:number-columns-spanned="7" office:value-type="string">
            <text:p text:style-name="P42"><text:placeholder text:placeholder-type="text">&lt;for each="type, line, total in get_report_extra_data('records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7" office:value-type="string">
            <text:p text:style-name="P43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34"><text:placeholder text:placeholder-type="text">&lt;line.mrp_sequence&gt;</text:placeholder></text:p>
          </table:table-cell>
          <table:table-cell table:style-name="Tabella5.A4" office:value-type="string">
            <text:p text:style-name="P33"><text:placeholder text:placeholder-type="text">&lt;line.order_id.partner_id.name&gt;</text:placeholder></text:p>
          </table:table-cell>
          <table:table-cell table:style-name="Tabella5.A4" office:value-type="string">
            <text:p text:style-name="P51"><text:placeholder text:placeholder-type="text">&lt;line.order_id.destination_partner_id.name or ''&gt;</text:placeholder></text:p>
          </table:table-cell>
          <table:table-cell table:style-name="Tabella5.A4" office:value-type="string">
            <text:p text:style-name="P36"><text:placeholder text:placeholder-type="text">&lt;line.product_id.default_code.replace(' ', '.') or ""&gt;</text:placeholder><text:span text:style-name="T6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A4" office:value-type="string">
            <text:p text:style-name="P35"><text:span text:style-name="T8"><text:placeholder text:placeholder-type="text">&lt;('IGNIFUGO ' if 'I' in (line.default_code or '')[4:6].upper() else '').strip()&gt;</text:placeholder></text:span><text:placeholder text:placeholder-type="text">&lt;(line.production_note or "").strip()&gt;</text:placeholder></text:p>
          </table:table-cell>
          <table:table-cell table:style-name="Tabella5.F4" office:value-type="string">
            <text:p text:style-name="P27"><text:placeholder text:placeholder-type="text">&lt;int(line.product_uom_qty - line.mx_assigned_qty)&gt;</text:placeholder></text:p>
          </table:table-cell>
          <table:table-cell table:style-name="Tabella5.G4" office:value-type="string">
            <text:p text:style-name="P28"><text:placeholder text:placeholder-type="text">&lt;int(line.product_uom_maked_sync_qty) if line.product_uom_maked_sync_qty else ''&gt;</text:placeholder></text:p>
          </table:table-cell>
        </table:table-row>
        <table:table-row>
          <table:table-cell table:style-name="Tabella5.A3" table:number-columns-spanned="7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7" office:value-type="string">
            <text:p text:style-name="P44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3" office:value-type="string">
            <text:p text:style-name="P37">Totale </text:p>
          </table:table-cell>
          <table:covered-table-cell/>
          <table:covered-table-cell/>
          <table:table-cell table:style-name="Tabella5.D7" office:value-type="string">
            <text:p text:style-name="P26"><text:placeholder text:placeholder-type="text">&lt;int(total) if type == 'T1' else ''&gt;</text:placeholder> </text:p>
          </table:table-cell>
          <table:table-cell table:style-name="Tabella5.A3" table:number-columns-spanned="3" office:value-type="string">
            <text:p text:style-name="P38"/>
          </table:table-cell>
          <table:covered-table-cell/>
          <table:covered-table-cell/>
        </table:table-row>
        <table:table-row>
          <table:table-cell table:style-name="Tabella5.A3" table:number-columns-spanned="7" office:value-type="string">
            <text:p text:style-name="P4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7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0"/>
      <table:table table:name="Tabella1" table:style-name="Tabella1">
        <table:table-column table:style-name="Tabella1.A"/>
        <table:table-column table:style-name="Tabella1.B" table:number-columns-repeated="3"/>
        <table:table-column table:style-name="Tabella1.E"/>
        <table:table-header-rows>
          <table:table-row>
            <table:table-cell table:style-name="Tabella1.A1" office:value-type="string">
              <text:p text:style-name="P39">Articolo</text:p>
            </table:table-cell>
            <table:table-cell table:style-name="Tabella1.A1" office:value-type="string">
              <text:p text:style-name="P40">Attuale</text:p>
            </table:table-cell>
            <table:table-cell table:style-name="Tabella1.A1" office:value-type="string">
              <text:p text:style-name="P39">Magazzino</text:p>
            </table:table-cell>
            <table:table-cell table:style-name="Tabella1.A1" office:value-type="string">
              <text:p text:style-name="P40">Produz. totali</text:p>
            </table:table-cell>
            <table:table-cell table:style-name="Tabella1.E1" office:value-type="string">
              <text:p text:style-name="P39">Note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45"><text:placeholder text:placeholder-type="text">&lt;for each="component, current, stock, future, cut, production_list in get_materials(o.id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45"><text:placeholder text:placeholder-type="text">&lt;component.default_code&gt;</text:placeholder></text:p>
          </table:table-cell>
          <table:table-cell table:style-name="Tabella1.B3" office:value-type="string">
            <text:p text:style-name="P47"><text:placeholder text:placeholder-type="text">&lt;current&gt;</text:placeholder></text:p>
          </table:table-cell>
          <table:table-cell table:style-name="Tabella1.C3" office:value-type="string">
            <text:p text:style-name="P48"><text:placeholder text:placeholder-type="text">&lt;stock&gt;</text:placeholder></text:p>
          </table:table-cell>
          <table:table-cell table:style-name="Tabella1.B3" office:value-type="string">
            <text:p text:style-name="P48"><text:placeholder text:placeholder-type="text">&lt;future&gt;</text:placeholder></text:p>
          </table:table-cell>
          <table:table-cell table:style-name="Tabella1.E3" office:value-type="string">
            <text:p text:style-name="P46"><text:placeholder text:placeholder-type="text">&lt;production_list&gt;</text:placeholder></text:p>
          </table:table-cell>
        </table:table-row>
        <table:table-row>
          <table:table-cell table:style-name="Tabella1.A4" table:number-columns-spanned="5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20"><text:placeholder text:placeholder-type="text">&lt;if test="data.get('wizard_show_note',True)"&gt;</text:placeholder></text:p>
      <text:p text:style-name="P21">NOTE DI PRODUZIONE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office:value-type="string">
              <text:p text:style-name="P32">Categoria</text:p>
            </table:table-cell>
            <table:table-cell table:style-name="Tabella7.A1" office:value-type="string">
              <text:p text:style-name="P31">Riferimento</text:p>
            </table:table-cell>
            <table:table-cell table:style-name="Tabella7.A1" office:value-type="string">
              <text:p text:style-name="P30">Nota</text:p>
            </table:table-cell>
            <table:table-cell table:style-name="Tabella7.D1" office:value-type="string">
              <text:p text:style-name="P30">Dettaglio</text:p>
            </table:table-cell>
          </table:table-row>
        </table:table-header-rows>
        <table:table-row>
          <table:table-cell table:style-name="Tabella7.A3" table:number-columns-spanned="4" office:value-type="string">
            <text:p text:style-name="P49"><text:placeholder text:placeholder-type="text">&lt;for each="note in get_note_system('Taglio'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3" table:number-columns-spanned="4" office:value-type="string">
            <text:p text:style-name="P10"><text:placeholder text:placeholder-type="text">&lt;if test="not note.print_labe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4" office:value-type="string">
            <text:p text:style-name="P9"><text:placeholder text:placeholder-type="text">&lt;note.type_id.name&gt;</text:placeholder></text:p>
          </table:table-cell>
          <table:table-cell table:style-name="Tabella7.B4" office:value-type="string">
            <text:p text:style-name="P7"><text:placeholder text:placeholder-type="text">&lt;note.create_uid.name&gt;</text:placeholder> [<text:placeholder text:placeholder-type="text">&lt;formatLang(note.date, date=True) if note.date else '/'&gt;</text:placeholder> - <text:placeholder text:placeholder-type="text">&lt;formatLang(note.deadline, date=True) if note.deadline else '/'&gt;</text:placeholder>]</text:p>
          </table:table-cell>
          <table:table-cell table:style-name="Tabella7.C4" office:value-type="string">
            <text:p text:style-name="P8"><text:placeholder text:placeholder-type="text">&lt;note.description or note.name&gt;</text:placeholder></text:p>
          </table:table-cell>
          <table:table-cell table:style-name="Tabella7.D4" office:value-type="string">
            <text:p text:style-name="P6"><text:placeholder text:placeholder-type="text">&lt;get_note_reference(note)&gt;</text:placeholder></text:p>
          </table:table-cell>
        </table:table-row>
        <table:table-row>
          <table:table-cell table:style-name="Tabella7.A5" table:number-columns-spanned="4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6" table:number-columns-spanned="4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3"><text:placeholder text:placeholder-type="text">&lt;/if&gt;</text:placeholder></text:p>
      <text:p text:style-name="P4"><text:placeholder text:placeholder-type="text">&lt;if test="o.id != objects[-1].id"&gt;</text:placeholder></text:p>
      <text:p text:style-name="P41"/>
      <text:p text:style-name="P23"/>
      <text:p text:style-name="P12"><text:placeholder text:placeholder-type="text">&lt;/if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7-13T10:39:02.096744731</dc:date>
    <meta:editing-duration>P2DT6H46M25S</meta:editing-duration>
    <meta:editing-cycles>545</meta:editing-cycles>
    <meta:generator>LibreOffice/4.3.3.2$Linux_X86_64 LibreOffice_project/430m0$Build-2</meta:generator>
    <dc:creator>thebrush </dc:creator>
    <meta:document-statistic meta:table-count="4" meta:image-count="1" meta:object-count="0" meta:page-count="2" meta:paragraph-count="60" meta:word-count="166" meta:character-count="1728" meta:non-whitespace-character-count="1619"/>
    <meta:user-defined meta:name="Info 1"/>
    <meta:user-defined meta:name="Info 2"/>
    <meta:user-defined meta:name="Info 3"/>
    <meta:user-defined meta:name="Info 4"/>
  </office:meta>
</office:document-meta>
</file>